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officeooo:rsid="00087651" officeooo:paragraph-rsid="00132e4a" style:font-size-asian="14pt" style:font-weight-asian="normal" style:font-size-complex="14pt" style:font-weight-complex="normal"/>
    </style:style>
    <style:style style:name="P2" style:family="paragraph" style:parent-style-name="Standard">
      <style:paragraph-properties fo:text-align="start" style:justify-single-word="false"/>
      <style:text-properties fo:font-size="14pt" fo:font-weight="normal" officeooo:rsid="00132e4a" officeooo:paragraph-rsid="00132e4a"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14pt" fo:font-weight="bold" officeooo:paragraph-rsid="00132e4a"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paragraph-rsid="00132e4a"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087651" officeooo:paragraph-rsid="00132e4a" style:font-size-asian="14pt" style:font-weight-asian="bold" style:font-size-complex="14pt" style:font-weight-complex="bold"/>
    </style:style>
    <style:style style:name="T1" style:family="text">
      <style:text-properties officeooo:rsid="00087651"/>
    </style:style>
    <style:style style:name="T2" style:family="text">
      <style:text-properties officeooo:rsid="000a6a8b"/>
    </style:style>
    <style:style style:name="T3" style:family="text">
      <style:text-properties officeooo:rsid="00132e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SSIGNMENT NO : <text:span text:style-name="T3">7</text:span> (21330)</text:p>
      <text:p text:style-name="P4"/>
      <text:p text:style-name="P5">Title:</text:p>
      <text:p text:style-name="P1">Database Trigger (All Types: Row level and Statement level triggers, Before and After Triggers). Write a database trigger on Library table. The System should keep track of the records that are being updated or deleted. The old value of updated or deleted records should be added in Library_Audit table.</text:p>
      <text:p text:style-name="P1"/>
      <text:p text:style-name="P1">CREATE TABLE Library (</text:p>
      <text:p text:style-name="P1"><text:s text:c="4"/>book_id serial PRIMARY KEY,</text:p>
      <text:p text:style-name="P1"><text:s text:c="4"/>title VARCHAR(255),</text:p>
      <text:p text:style-name="P1"><text:s text:c="4"/>author VARCHAR(255),</text:p>
      <text:p text:style-name="P1"><text:s text:c="4"/>availability BOOLEAN</text:p>
      <text:p text:style-name="P1">);</text:p>
      <text:p text:style-name="P1"/>
      <text:p text:style-name="P1">CREATE TABLE Library_Audit (</text:p>
      <text:p text:style-name="P1"><text:s text:c="4"/>audit_id serial PRIMARY KEY,</text:p>
      <text:p text:style-name="P1"><text:s text:c="4"/>book_id INT,</text:p>
      <text:p text:style-name="P1"><text:s text:c="4"/>title VARCHAR(255),</text:p>
      <text:p text:style-name="P1"><text:s text:c="4"/>author VARCHAR(255),</text:p>
      <text:p text:style-name="P1"><text:s text:c="4"/>availability BOOLEAN,</text:p>
      <text:p text:style-name="P1"><text:s text:c="4"/>change_type VARCHAR(10), <text:s/>-- "UPDATE" or "DELETE"</text:p>
      <text:p text:style-name="P1"><text:s text:c="4"/>change_timestamp TIMESTAMP</text:p>
      <text:p text:style-name="P1">);</text:p>
      <text:p text:style-name="P1"/>
      <text:p text:style-name="P1">-- Insert dummy data into the Library table</text:p>
      <text:p text:style-name="P1">INSERT INTO Library (title, author, availability) VALUES</text:p>
      <text:p text:style-name="P1"><text:s text:c="4"/>('Book 1', 'Author A', true),</text:p>
      <text:p text:style-name="P1"><text:s text:c="4"/>('Book 2', 'Author B', true),</text:p>
      <text:p text:style-name="P1"><text:s text:c="4"/>('Book 3', 'Author C', false);</text:p>
      <text:p text:style-name="P1"/>
      <text:p text:style-name="P2">SELECT* FROM Library;</text:p>
      <text:p text:style-name="P2"/>
      <text:p text:style-name="P2">+---------+--------+----------+--------------+</text:p>
      <text:p text:style-name="P2">| book_id | title <text:s/>| author <text:s text:c="2"/>| availability |</text:p>
      <text:p text:style-name="P2">+---------+--------+----------+--------------+</text:p>
      <text:p text:style-name="P2">| <text:s text:c="6"/>1 | Book 1 | Author A | <text:s text:c="11"/>1 |</text:p>
      <text:p text:style-name="P2">| <text:s text:c="6"/>2 | Book 2 | Author B | <text:s text:c="11"/>1 |</text:p>
      <text:p text:style-name="P2">| <text:s text:c="6"/>3 | Book 3 | Author C | <text:s text:c="11"/>0 |</text:p>
      <text:p text:style-name="P2">+---------+--------+----------+--------------+</text:p>
      <text:p text:style-name="P2">3 rows in set (0.00 sec)</text:p>
      <text:p text:style-name="P1"/>
      <text:p text:style-name="P1">-- Before Update Trigger (Statement-Level)</text:p>
      <text:p text:style-name="P1">DELIMITER $$</text:p>
      <text:p text:style-name="P1">CREATE TRIGGER before_update_trigger</text:p>
      <text:p text:style-name="P1"><text:soft-page-break/>BEFORE UPDATE ON Library FOR EACH ROW</text:p>
      <text:p text:style-name="P1">BEGIN</text:p>
      <text:p text:style-name="P1"><text:s text:c="4"/>IF OLD.title &lt;&gt; NEW.title OR OLD.author &lt;&gt; NEW.author OR OLD.availability &lt;&gt; NEW.availability THEN</text:p>
      <text:p text:style-name="P1"><text:s text:c="8"/>INSERT INTO Library_Audit (book_id, title, author, availability, change_type, change_timestamp)</text:p>
      <text:p text:style-name="P1"><text:s text:c="8"/>VALUES (OLD.book_id, OLD.title, OLD.author, OLD.availability, 'UPDATE', NOW());</text:p>
      <text:p text:style-name="P1"><text:s text:c="4"/>END IF;</text:p>
      <text:p text:style-name="P1">END;</text:p>
      <text:p text:style-name="P1">$$</text:p>
      <text:p text:style-name="P1">DELIMITER ;</text:p>
      <text:p text:style-name="P1"/>
      <text:p text:style-name="P1">-- Before Delete Trigger (Statement-Level)</text:p>
      <text:p text:style-name="P1">DELIMITER $$</text:p>
      <text:p text:style-name="P1">CREATE TRIGGER before_delete_trigger</text:p>
      <text:p text:style-name="P1">BEFORE DELETE ON Library FOR EACH ROW</text:p>
      <text:p text:style-name="P1">BEGIN</text:p>
      <text:p text:style-name="P1"><text:s text:c="4"/>INSERT INTO Library_Audit (book_id, title, author, availability, change_type, change_timestamp)</text:p>
      <text:p text:style-name="P1"><text:s text:c="4"/>VALUES (OLD.book_id, OLD.title, OLD.author, OLD.availability, 'DELETE', NOW());</text:p>
      <text:p text:style-name="P1">END;</text:p>
      <text:p text:style-name="P1">$$</text:p>
      <text:p text:style-name="P1">DELIMITER ;</text:p>
      <text:p text:style-name="P1"/>
      <text:p text:style-name="P1">-- After Update Trigger (Row-Level)</text:p>
      <text:p text:style-name="P1">DELIMITER $$</text:p>
      <text:p text:style-name="P1">CREATE TRIGGER after_update_trigger</text:p>
      <text:p text:style-name="P1">AFTER UPDATE ON Library FOR EACH ROW</text:p>
      <text:p text:style-name="P1">BEGIN</text:p>
      <text:p text:style-name="P1"><text:s text:c="4"/>INSERT INTO Library_Audit (book_id, title, author, availability, change_type, change_timestamp)</text:p>
      <text:p text:style-name="P1"><text:s text:c="3"/>VALUES (OLD.book_id, OLD.title, OLD.author, OLD.availability, 'UPDATE', NOW());</text:p>
      <text:p text:style-name="P1">END;</text:p>
      <text:p text:style-name="P1">$$</text:p>
      <text:p text:style-name="P1">DELIMITER ;</text:p>
      <text:p text:style-name="P1"/>
      <text:p text:style-name="P1">-- -- After Delete Trigger (Row-Level)</text:p>
      <text:p text:style-name="P1">DELIMITER $$</text:p>
      <text:p text:style-name="P1">CREATE TRIGGER after_delete_trigger</text:p>
      <text:p text:style-name="P1">AFTER DELETE ON Library FOR EACH ROW</text:p>
      <text:p text:style-name="P1">BEGIN</text:p>
      <text:p text:style-name="P1"><text:soft-page-break/><text:s text:c="3"/>INSERT INTO Library_Audit (book_id, title, author, availability, change_type, change_timestamp)</text:p>
      <text:p text:style-name="P1"><text:s text:c="4"/>VALUES (OLD.book_id, OLD.title, OLD.author, OLD.availability, 'DELETE', NOW());</text:p>
      <text:p text:style-name="P1">END;</text:p>
      <text:p text:style-name="P1">$$</text:p>
      <text:p text:style-name="P1">DELIMITER ;</text:p>
      <text:p text:style-name="P1"/>
      <text:p text:style-name="P1">UPDATE Library SET title = 'Book 1 (Revised)', availability = false WHERE book_id = 1;</text:p>
      <text:p text:style-name="P1">SELECT * FROM Library_Audit;</text:p>
      <text:p text:style-name="P1"/>
      <text:p text:style-name="P1">+----------+---------+--------+----------+--------------+-------------+---------------------+</text:p>
      <text:p text:style-name="P1">| audit_id | book_id | title <text:s/>| author <text:s text:c="2"/>| availability | change_type | change_timestamp <text:s text:c="3"/>|</text:p>
      <text:p text:style-name="P1">+----------+---------+--------+----------+--------------+-------------+---------------------+</text:p>
      <text:p text:style-name="P1">| <text:s text:c="7"/>1 | <text:s text:c="6"/>1 | Book 1 | Author A | <text:s text:c="11"/>1 | UPDATE <text:s text:c="5"/>| 2024-09-23 09:40:07 |</text:p>
      <text:p text:style-name="P1">| <text:s text:c="7"/>2 | <text:s text:c="6"/>1 | Book 1 | Author A | <text:s text:c="11"/>1 | UPDATE <text:s text:c="5"/>| 2024-09-23 09:40:07 |</text:p>
      <text:p text:style-name="P1">+----------+---------+--------+----------+--------------+-------------+---------------------+</text:p>
      <text:p text:style-name="P1">2 rows in set (0.00 se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23T09:33:29.372585130</meta:creation-date>
    <dc:date>2024-09-23T09:41:50.627284577</dc:date>
    <meta:editing-duration>PT8M21S</meta:editing-duration>
    <meta:editing-cycles>1</meta:editing-cycles>
    <meta:document-statistic meta:table-count="0" meta:image-count="0" meta:object-count="0" meta:page-count="3" meta:paragraph-count="83" meta:word-count="459" meta:character-count="3382" meta:non-whitespace-character-count="2818"/>
    <meta:generator>LibreOffice/6.4.7.2$Linux_X86_64 LibreOffice_project/40$Build-2</meta:generator>
  </office:meta>
</office:document-meta>
</file>